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51cm" fo:margin-left="0cm" table:align="left"/>
    </style:style>
    <style:style style:name="Таблица1.A" style:family="table-column">
      <style:table-column-properties style:column-width="1.588cm"/>
    </style:style>
    <style:style style:name="Таблица1.B" style:family="table-column">
      <style:table-column-properties style:column-width="4.022cm"/>
    </style:style>
    <style:style style:name="Таблица1.C" style:family="table-column">
      <style:table-column-properties style:column-width="4.789cm"/>
    </style:style>
    <style:style style:name="Таблица1.D" style:family="table-column">
      <style:table-column-properties style:column-width="6.1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 style:master-page-name="">
      <loext:graphic-properties draw:fill="none"/>
      <style:paragraph-properties fo:margin-left="0cm" fo:margin-right="0cm" fo:margin-top="0cm" fo:margin-bottom="0.499cm" style:contextual-spacing="false" fo:text-indent="1.3cm" style:auto-text-indent="false" style:page-number="auto" fo:background-color="transparent"/>
      <style:text-properties officeooo:paragraph-rsid="0003eb91"/>
    </style:style>
    <style:style style:name="P3" style:family="paragraph" style:parent-style-name="Preformatted_20_Text" style:master-page-name="">
      <loext:graphic-properties draw:fill="none"/>
      <style:paragraph-properties fo:margin-left="0cm" fo:margin-right="0cm" fo:margin-top="0cm" fo:margin-bottom="0.499cm" style:contextual-spacing="false" fo:text-align="justify" style:justify-single-word="false" fo:text-indent="1.3cm" style:auto-text-indent="false" style:page-number="auto" fo:background-color="transparent"/>
      <style:text-properties style:font-name="Times New Roman" fo:font-size="14pt" fo:font-weight="bold" officeooo:rsid="0007f99d" officeooo:paragraph-rsid="0007f99d" style:font-size-asian="12.25pt" style:font-weight-asian="bold" style:font-size-complex="14pt" style:font-weight-complex="bold"/>
    </style:style>
    <style:style style:name="P4" style:family="paragraph" style:parent-style-name="Preformatted_20_Text" style:master-page-name="">
      <loext:graphic-properties draw:fill="none"/>
      <style:paragraph-properties fo:margin-left="0cm" fo:margin-right="0cm" fo:margin-top="0cm" fo:margin-bottom="0.499cm" style:contextual-spacing="false" fo:text-align="justify" style:justify-single-word="false" fo:text-indent="1.3cm" style:auto-text-indent="false" style:page-number="auto" fo:background-color="transparent"/>
      <style:text-properties style:font-name="Times New Roman" fo:font-size="14pt" fo:font-weight="normal" officeooo:rsid="00097283" officeooo:paragraph-rsid="00097283" style:font-size-asian="12.25pt" style:font-weight-asian="normal" style:font-size-complex="14pt" style:font-weight-complex="normal"/>
    </style:style>
    <style:style style:name="P5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justify" style:justify-single-word="false" fo:text-indent="1.3cm" style:auto-text-indent="false" fo:background-color="transparent"/>
      <style:text-properties style:font-name="Times New Roman" fo:font-size="14pt" fo:font-weight="normal" officeooo:rsid="0005ff07" officeooo:paragraph-rsid="0005ff07" style:font-size-asian="12.25pt" style:font-weight-asian="normal" style:font-size-complex="14pt" style:font-weight-complex="normal"/>
    </style:style>
    <style:style style:name="P6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justify" style:justify-single-word="false" fo:text-indent="1.3cm" style:auto-text-indent="false" fo:background-color="transparent"/>
      <style:text-properties style:font-name="Times New Roman" fo:font-size="14pt" fo:font-weight="normal" officeooo:rsid="0007f99d" officeooo:paragraph-rsid="0007f99d" style:font-size-asian="12.25pt" style:font-weight-asian="normal" style:font-size-complex="14pt" style:font-weight-complex="normal"/>
    </style:style>
    <style:style style:name="P7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justify" style:justify-single-word="false" fo:text-indent="1.3cm" style:auto-text-indent="false" fo:background-color="transparent"/>
      <style:text-properties style:font-name="Times New Roman" fo:font-size="14pt" fo:font-weight="bold" officeooo:rsid="0005ff07" officeooo:paragraph-rsid="0005ff07" style:font-size-asian="12.25pt" style:font-weight-asian="bold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3cm" style:auto-text-indent="false" style:page-number="auto" fo:background-color="transparent"/>
      <style:text-properties style:font-name="Times New Roman" fo:font-size="14pt" fo:font-weight="bold" officeooo:rsid="0002360f" officeooo:paragraph-rsid="0002360f" style:font-size-asian="12.25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1.3cm" style:auto-text-indent="false" fo:background-color="transparent"/>
      <style:text-properties style:font-name="Times New Roman" fo:font-size="14pt" fo:font-weight="bold" officeooo:rsid="00029949" officeooo:paragraph-rsid="00029949" style:font-size-asian="12.25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1.3cm" style:auto-text-indent="false" fo:background-color="transparent"/>
      <style:text-properties style:font-name="Times New Roman" fo:font-size="14pt" fo:font-weight="normal" officeooo:rsid="00029949" officeooo:paragraph-rsid="00029949" style:font-size-asian="12.25pt" style:font-weight-asian="normal" style:font-size-complex="14pt" style:font-weight-complex="normal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justify" style:justify-single-word="false" fo:text-indent="0cm" style:auto-text-indent="false" fo:background-color="transparent"/>
      <style:text-properties style:font-name="Times New Roman" fo:font-size="14pt" fo:font-weight="normal" officeooo:rsid="0005ff07" officeooo:paragraph-rsid="0005ff07" style:font-size-asian="12.25pt" style:font-weight-asian="normal" style:font-size-complex="14pt" style:font-weight-complex="normal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center" style:justify-single-word="false" fo:text-indent="0cm" style:auto-text-indent="false" fo:background-color="transparent"/>
      <style:text-properties style:font-name="Times New Roman" fo:font-size="14pt" fo:font-weight="bold" officeooo:rsid="00097283" officeooo:paragraph-rsid="00097283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2360f" officeooo:paragraph-rsid="0002360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2360f" officeooo:paragraph-rsid="0002360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360f" officeooo:paragraph-rsid="0002360f" style:font-size-asian="12.25pt" style:font-weight-asian="normal" style:font-size-complex="14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officeooo:rsid="0007f99d" officeooo:paragraph-rsid="0007f99d" style:font-name-asian="Liberation Mono" style:font-size-asian="12.25pt" style:font-name-complex="Liberation Mono" style:font-size-complex="14pt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font-weight="bold" officeooo:rsid="0002360f" officeooo:paragraph-rsid="0002360f" style:font-size-asian="12.25pt" style:font-weight-asian="bold" style:font-size-complex="14pt" style:font-weight-complex="bold"/>
    </style:style>
    <style:style style:name="P18" style:family="paragraph" style:parent-style-name="Preformatted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start" style:justify-single-word="false" fo:text-indent="0cm" style:auto-text-indent="false" fo:background-color="transparent"/>
      <style:text-properties style:font-name="Courier New" fo:font-size="11pt" fo:font-weight="normal" officeooo:rsid="00097283" officeooo:paragraph-rsid="00097283" style:font-size-asian="11pt" style:font-weight-asian="normal" style:font-size-complex="11pt" style:font-weight-complex="normal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start" style:justify-single-word="false" fo:text-indent="0cm" style:auto-text-indent="false" fo:background-color="transparent">
        <style:tab-stops>
          <style:tab-stop style:position="1.244cm"/>
        </style:tab-stops>
      </style:paragraph-properties>
      <style:text-properties style:font-name="Courier New" fo:font-size="11pt" fo:font-weight="normal" officeooo:rsid="000f8838" officeooo:paragraph-rsid="000f8838" style:font-size-asian="11pt" style:font-weight-asian="normal" style:font-size-complex="11pt" style:font-weight-complex="normal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indent="1.3cm" style:auto-text-indent="false" fo:background-color="transparent"/>
      <style:text-properties officeooo:paragraph-rsid="000c4de1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indent="1.3cm" style:auto-text-indent="false" fo:background-color="transparent"/>
      <style:text-properties style:font-name="Times New Roman" fo:font-size="14pt" fo:font-weight="normal" officeooo:rsid="000d79e4" officeooo:paragraph-rsid="000d79e4" style:font-size-asian="12.25pt" style:font-weight-asian="normal" style:font-size-complex="14pt" style:font-weight-complex="normal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justify" style:justify-single-word="false" fo:text-indent="1.3cm" style:auto-text-indent="false" fo:background-color="transparent"/>
      <style:text-properties style:font-name="Times New Roman" fo:font-size="14pt" fo:font-weight="normal" officeooo:rsid="000f29e2" officeooo:paragraph-rsid="000f29e2" style:font-size-asian="12.25pt" style:font-weight-asian="normal" style:font-size-complex="14pt" style:font-weight-complex="normal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indent="1.3cm" style:auto-text-indent="false" fo:background-color="transparent"/>
      <style:text-properties style:font-name="Times New Roman" fo:font-size="14pt" fo:font-weight="bold" officeooo:rsid="0005ff07" officeooo:paragraph-rsid="0005ff07" style:font-size-asian="12.25pt" style:font-weight-asian="bold" style:font-size-complex="14pt" style:font-weight-complex="bold"/>
    </style:style>
    <style:style style:name="P26" style:family="paragraph" style:parent-style-name="Preformatted_20_Text" style:master-page-name="">
      <loext:graphic-properties draw:fill="none"/>
      <style:paragraph-properties fo:margin-left="0cm" fo:margin-right="0cm" fo:margin-top="0cm" fo:margin-bottom="0.499cm" style:contextual-spacing="false" fo:text-align="start" style:justify-single-word="false" fo:text-indent="1.3cm" style:auto-text-indent="false" style:page-number="auto" fo:background-color="transparent">
        <style:tab-stops>
          <style:tab-stop style:position="1.244cm"/>
        </style:tab-stops>
      </style:paragraph-properties>
      <style:text-properties style:font-name="Courier New" fo:font-size="11pt" fo:font-weight="normal" officeooo:rsid="000f8838" officeooo:paragraph-rsid="000f8838" style:font-size-asian="11pt" style:font-weight-asian="normal" style:font-size-complex="11pt" style:font-weight-complex="normal"/>
    </style:style>
    <style:style style:name="P27" style:family="paragraph" style:parent-style-name="Text_20_body">
      <loext:graphic-properties draw:fill="none"/>
      <style:paragraph-properties fo:margin-left="0cm" fo:margin-right="0cm" fo:text-align="start" style:justify-single-word="false" fo:text-indent="1.3cm" style:auto-text-indent="false" fo:background-color="transparent"/>
      <style:text-properties officeooo:paragraph-rsid="00029949"/>
    </style:style>
    <style:style style:name="P28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" fo:font-size="14pt" fo:font-weight="bold" officeooo:rsid="0003eb91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normal" officeooo:rsid="00029949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0c4de1" style:font-size-asian="14pt" style:font-weight-asian="normal" style:font-size-complex="14pt" style:font-weight-complex="normal"/>
    </style:style>
    <style:style style:name="T5" style:family="text">
      <style:text-properties officeooo:rsid="000b4854"/>
    </style:style>
    <style:style style:name="T6" style:family="text">
      <style:text-properties officeooo:rsid="000c4de1"/>
    </style:style>
    <style:style style:name="T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029949" style:font-size-asian="14pt" style:font-weight-asian="normal" style:font-size-complex="14pt" style:font-weight-complex="normal"/>
    </style:style>
    <style:style style:name="T9" style:family="text">
      <style:text-properties officeooo:rsid="000f29e2"/>
    </style:style>
    <style:style style:name="T10" style:family="text">
      <style:text-properties officeooo:rsid="000f8838"/>
    </style:style>
    <style:style style:name="T11" style:family="text">
      <style:text-properties officeooo:rsid="000f8838" style:font-name-asian="Liberation Mono" style:font-name-complex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13">Кафедра МО ЭВМ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ОТЧЕТ</text:p>
      <text:p text:style-name="P13">по лабораторной работе №<text:span text:style-name="T5">2</text:span></text:p>
      <text:p text:style-name="P13">по дисциплине «Программирование»</text:p>
      <text:p text:style-name="P13">Тема: <text:span text:style-name="T5">Сборка программ в Си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Студент гр. 1304 <text:s text:c="17"/><text:span text:style-name="T1"><text:s text:c="46"/></text:span><text:s text:c="17"/>Шалагинов И.В.</text:p>
      <text:p text:style-name="P14"/>
      <text:p text:style-name="P14">Преподаватель <text:s text:c="20"/><text:span text:style-name="T1"><text:s text:c="46"/></text:span><text:s text:c="26"/>Чайка К.В.</text:p>
      <text:p text:style-name="P14"/>
      <text:p text:style-name="P14"/>
      <text:p text:style-name="P14"/>
      <text:p text:style-name="P15">Санкт-Петербург</text:p>
      <text:p text:style-name="P15"/>
      <text:p text:style-name="P15">2021</text:p>
      <text:p text:style-name="P15"/>
      <text:p text:style-name="P15"/>
      <text:p text:style-name="P8"><text:soft-page-break/>Цель работы.</text:p>
      <text:p text:style-name="P10">Изучение <text:span text:style-name="T6">способов сборки программ, компиляции и линовки. Знакомство с утилитой make.</text:span></text:p>
      <text:p text:style-name="P10"/>
      <text:p text:style-name="P9">Задание.</text:p>
      <text:p text:style-name="P27"><text:span text:style-name="Source_20_Text"><text:span text:style-name="T3">В текущей директории создайте проект с make-файлом. Главная цель должна приводить к сборке проекта. Файл, который реализует главную функцию, должен называться menu.c; исполняемый файл - menu. Определение каждой функции должно быть расположено в отдельном файле, название файлов указано в скобках около описания каждой функции.</text:span></text:span></text:p>
      <text:p text:style-name="P28"/>
      <text:p text:style-name="P28">Реализуйте функцию-меню, на вход которой подается одно из значений 0, 1, 2, 3 и массив целых чисел размера не больше 100. Числа разделены пробелами. Строка заканчивается символом перевода строки.</text:p>
      <text:p text:style-name="P28">В зависимости от значения, функция должна выводить следующее:</text:p>
      <text:p text:style-name="Preformatted_20_Text"><text:span text:style-name="Source_20_Text"><text:span text:style-name="T7">0 : индекс первого чётного элемента. (index_first_even.c)</text:span></text:span></text:p>
      <text:p text:style-name="Preformatted_20_Text"><text:span text:style-name="Source_20_Text"><text:span text:style-name="T7">1 : индекс последнего нечётного элемента. (index_last_odd.c)</text:span></text:span></text:p>
      <text:p text:style-name="Preformatted_20_Text"><text:span text:style-name="Source_20_Text"><text:span text:style-name="T7">2 : Найти сумму модулей элементов массива, расположенных от первого чётного элемента и до последнего нечётного, включая первый и не включая последний. (sum_between_even_odd.c)</text:span></text:span></text:p>
      <text:p text:style-name="Preformatted_20_Text"><text:span text:style-name="Source_20_Text"><text:span text:style-name="T7">3 : Найти сумму модулей элементов массива, расположенных до первого чётного элемента (не включая элемент) и после последнего нечётного (включая элемент). <text:s/>(sum_before_even_and_after_odd.c)</text:span></text:span></text:p>
      <text:p text:style-name="P18"/>
      <text:p text:style-name="P18"/>
      <text:p text:style-name="P19"><text:span text:style-name="Source_20_Text"><text:span text:style-name="T7">иначе необходимо вывести строку "Данные некорректны".</text:span></text:span></text:p>
      <text:p text:style-name="P27"><text:span text:style-name="Source_20_Text"><text:span text:style-name="T3"/></text:span></text:p>
      <text:p text:style-name="P2"><text:span text:style-name="Source_20_Text"><text:span text:style-name="T2">Основные теоретические положения.</text:span></text:span></text:p>
      <text:p text:style-name="P22"><text:span text:style-name="Source_20_Text"><text:span text:style-name="T4">Заголовочные файлы имеют расширение *.h</text:span></text:span></text:p>
      <text:p text:style-name="P22"><text:span text:style-name="Source_20_Text"><text:span text:style-name="T4">Объектные файлы имеют расширение *.o</text:span></text:span></text:p>
      <text:p text:style-name="P22"><text:span text:style-name="Source_20_Text"><text:span text:style-name="T4">цель: зависимости</text:span></text:span></text:p>
      <text:p text:style-name="P22"><text:span text:style-name="Source_20_Text"><text:span text:style-name="T4"><text:tab/>команда <text:s/>- <text:s/>Makefile — файл для сборки программы</text:span></text:span></text:p>
      <text:p text:style-name="P22"><text:span text:style-name="Source_20_Text"><text:span text:style-name="T4"/></text:span></text:p>
      <text:p text:style-name="P25"><text:soft-page-break/>Выполнение работы.</text:p>
      <text:p text:style-name="P23">Все функции в соответствии с заданием и определены в разных файлах. <text:span text:style-name="T9">Добавлены Makefile и заголовочные файлы, согласно условию.</text:span></text:p>
      <text:p text:style-name="P7">Тестирование.</text:p>
      <text:p text:style-name="P5">Результаты тестирования представлены в таблице 1.</text:p>
      <text:p text:style-name="P5"/>
      <text:p text:style-name="P5"/>
      <text:p text:style-name="P11">Таблица 1 — Результаты тестирован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139698441882160">
          <table:table-cell table:style-name="Таблица1.A1" office:value-type="string">
            <text:p text:style-name="P16">№ п/п</text:p>
          </table:table-cell>
          <table:table-cell table:style-name="Таблица1.A1" office:value-type="string">
            <text:p text:style-name="P16">Входные данные</text:p>
          </table:table-cell>
          <table:table-cell table:style-name="Таблица1.A1" office:value-type="string">
            <text:p text:style-name="P16">Выходные данные</text:p>
          </table:table-cell>
          <table:table-cell table:style-name="Таблица1.D1" office:value-type="string">
            <text:p text:style-name="P16">Комментарии</text:p>
          </table:table-cell>
        </table:table-row>
        <table:table-row table:style-name="TableLine94808837566224"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16">0 1 2 3 4 5 6</text:p>
          </table:table-cell>
          <table:table-cell table:style-name="Таблица1.A2" office:value-type="string">
            <text:p text:style-name="P16">1</text:p>
          </table:table-cell>
          <table:table-cell table:style-name="Таблица1.D2" office:value-type="string">
            <text:p text:style-name="P16">1-й четный элемент — 2 с индексом 1</text:p>
          </table:table-cell>
        </table:table-row>
        <table:table-row table:style-name="TableLine94808837578576">
          <table:table-cell table:style-name="Таблица1.A2" office:value-type="string">
            <text:p text:style-name="P16">2</text:p>
          </table:table-cell>
          <table:table-cell table:style-name="Таблица1.A2" office:value-type="string">
            <text:p text:style-name="P16">0 1 2 3 4 5 6 </text:p>
          </table:table-cell>
          <table:table-cell table:style-name="Таблица1.A2" office:value-type="string">
            <text:p text:style-name="P16">4</text:p>
          </table:table-cell>
          <table:table-cell table:style-name="Таблица1.D2" office:value-type="string">
            <text:p text:style-name="P16">Последний нечетный элемент 5 с индексом 4</text:p>
          </table:table-cell>
        </table:table-row>
        <table:table-row table:style-name="TableLine94808837583936">
          <table:table-cell table:style-name="Таблица1.A2" office:value-type="string">
            <text:p text:style-name="P16">3</text:p>
          </table:table-cell>
          <table:table-cell table:style-name="Таблица1.A2" office:value-type="string">
            <text:p text:style-name="P16">0 1 2 3 4 5 6</text:p>
          </table:table-cell>
          <table:table-cell table:style-name="Таблица1.A2" office:value-type="string">
            <text:p text:style-name="P16">9</text:p>
          </table:table-cell>
          <table:table-cell table:style-name="Таблица1.D2" office:value-type="string">
            <text:p text:style-name="P16">2+3+4=9</text:p>
          </table:table-cell>
        </table:table-row>
        <table:table-row table:style-name="TableLine94808837592368">
          <table:table-cell table:style-name="Таблица1.A2" office:value-type="string">
            <text:p text:style-name="P16">4</text:p>
          </table:table-cell>
          <table:table-cell table:style-name="Таблица1.A2" office:value-type="string">
            <text:p text:style-name="P16">0 1 2 3 4 5 6</text:p>
          </table:table-cell>
          <table:table-cell table:style-name="Таблица1.A2" office:value-type="string">
            <text:p text:style-name="P16">12</text:p>
          </table:table-cell>
          <table:table-cell table:style-name="Таблица1.D2" office:value-type="string">
            <text:p text:style-name="P16">1+5+6=11</text:p>
          </table:table-cell>
        </table:table-row>
      </table:table>
      <text:p text:style-name="P11"/>
      <text:p text:style-name="P3">Выводы.</text:p>
      <text:p text:style-name="P24">Были изучены основы сборки программы и <text:span text:style-name="T10">произведено знакомство с утилитой make и заголовочными файлами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12">ПРИЛОЖЕНИЕ А</text:p>
      <text:p text:style-name="P12">ИСХОДНЫЙ КОД ПРОГРАММЫ</text:p>
      <text:p text:style-name="P4">Название файла: <text:span text:style-name="T11">menu.c</text:span></text:p>
      <text:p text:style-name="P20">#include &lt;stdio.h&gt;</text:p>
      <text:p text:style-name="P20">#include &lt;stdlib.h&gt;</text:p>
      <text:p text:style-name="P20">#include "index_first_even.h"</text:p>
      <text:p text:style-name="P20">#include "index_last_odd.h"</text:p>
      <text:p text:style-name="P20">#include "sum_between_even_odd.h"</text:p>
      <text:p text:style-name="P20">#include "sum_before_even_and_after_odd.h"</text:p>
      <text:p text:style-name="P20"/>
      <text:p text:style-name="P20">int main(){</text:p>
      <text:p text:style-name="P20"><text:tab/>int n = 0;</text:p>
      <text:p text:style-name="P20"><text:tab/>int arr[100];</text:p>
      <text:p text:style-name="P20"><text:tab/>int number;</text:p>
      <text:p text:style-name="P20"><text:tab/>scanf("%d", &amp;number);</text:p>
      <text:p text:style-name="P20"><text:tab/>do{</text:p>
      <text:p text:style-name="P20"><text:tab/><text:tab/>scanf("%d", &amp;arr[n++]);</text:p>
      <text:p text:style-name="P20"><text:tab/>}while(getchar() != '\n');</text:p>
      <text:p text:style-name="P20"><text:tab/>switch(number){</text:p>
      <text:p text:style-name="P20"><text:tab/><text:tab/>case 0:{</text:p>
      <text:p text:style-name="P20"><text:tab/><text:tab/><text:tab/>printf("%d", index_first_even(arr, n));</text:p>
      <text:p text:style-name="P20"><text:soft-page-break/><text:tab/><text:tab/><text:tab/>break;</text:p>
      <text:p text:style-name="P20"><text:tab/><text:tab/>}</text:p>
      <text:p text:style-name="P20"><text:tab/><text:tab/>case 1:{</text:p>
      <text:p text:style-name="P20"><text:tab/><text:tab/><text:tab/>printf("%d", index_last_odd(arr, n));</text:p>
      <text:p text:style-name="P20"><text:tab/><text:tab/><text:tab/>break;</text:p>
      <text:p text:style-name="P20"><text:tab/><text:tab/>}</text:p>
      <text:p text:style-name="P20"><text:tab/><text:tab/>case 2:{</text:p>
      <text:p text:style-name="P20"><text:tab/><text:tab/><text:tab/>printf("%d", sum_between_even_odd(arr, n));</text:p>
      <text:p text:style-name="P20"><text:tab/><text:tab/><text:tab/>break;</text:p>
      <text:p text:style-name="P20"><text:tab/><text:tab/>}</text:p>
      <text:p text:style-name="P20"><text:tab/><text:tab/>case 3:{</text:p>
      <text:p text:style-name="P20"><text:tab/><text:tab/><text:tab/>printf("%d", sum_before_even_and_after_odd(arr, n));</text:p>
      <text:p text:style-name="P20"><text:tab/><text:tab/><text:tab/>break;</text:p>
      <text:p text:style-name="P20"><text:tab/><text:tab/>}</text:p>
      <text:p text:style-name="P20"><text:tab/><text:tab/>default:{</text:p>
      <text:p text:style-name="P20"><text:tab/><text:tab/><text:tab/>printf("Данные некорректны");</text:p>
      <text:p text:style-name="P20"><text:tab/><text:tab/><text:tab/>break;</text:p>
      <text:p text:style-name="P20"><text:tab/><text:tab/>}</text:p>
      <text:p text:style-name="P20"><text:tab/>}</text:p>
      <text:p text:style-name="P20"><text:tab/>return 0;</text:p>
      <text:p text:style-name="P20">}</text:p>
      <text:p text:style-name="P26">Название файла: index_first_even.c</text:p>
      <text:p text:style-name="P21">#include &lt;stdio.h&gt;</text:p>
      <text:p text:style-name="P21">#include &lt;stdlib.h&gt;</text:p>
      <text:p text:style-name="P21">#include "index_first_even.h"</text:p>
      <text:p text:style-name="P21"/>
      <text:p text:style-name="P21"><text:soft-page-break/>int index_first_even(int arr[], int n){</text:p>
      <text:p text:style-name="P21"><text:tab/>for(int i = 0;i &lt; n;i++)</text:p>
      <text:p text:style-name="P21"><text:tab/><text:tab/>if(arr[i] % 2 == 0)</text:p>
      <text:p text:style-name="P21"><text:tab/><text:tab/><text:tab/>return i;</text:p>
      <text:p text:style-name="P21">}</text:p>
      <text:p text:style-name="P26">Название файла: index_first_even.h</text:p>
      <text:p text:style-name="P21">#include &lt;stdio.h&gt;</text:p>
      <text:p text:style-name="P21">#include &lt;stdlib.h&gt;</text:p>
      <text:p text:style-name="P21"/>
      <text:p text:style-name="P21">int index_first_even(int arr[], int n);</text:p>
      <text:p text:style-name="P26">Название файла: index_last_odd.c</text:p>
      <text:p text:style-name="P21">#include &lt;stdio.h&gt;</text:p>
      <text:p text:style-name="P21">#include &lt;stdlib.h&gt;</text:p>
      <text:p text:style-name="P21">#include "index_last_odd.h"</text:p>
      <text:p text:style-name="P21"/>
      <text:p text:style-name="P21">int index_last_odd(int arr[],int n){</text:p>
      <text:p text:style-name="P21"><text:tab/>for(int i = n-1; i &gt;= 0; i--)</text:p>
      <text:p text:style-name="P21"><text:tab/><text:tab/>if(abs(arr[i] % 2) == 1)</text:p>
      <text:p text:style-name="P21"><text:tab/><text:tab/><text:tab/>return i;</text:p>
      <text:p text:style-name="P21">}</text:p>
      <text:p text:style-name="P26">Название файла: index_last_odd.h</text:p>
      <text:p text:style-name="P21">#include &lt;stdio.h&gt;</text:p>
      <text:p text:style-name="P21">#include &lt;stdlib.h&gt;</text:p>
      <text:p text:style-name="P21"/>
      <text:p text:style-name="P21">int index_last_odd(int arr[],int n);</text:p>
      <text:p text:style-name="P26">Название файла: Makefile</text:p>
      <text:p text:style-name="P21"><text:soft-page-break/>all: menu.o index_first_even.o index_last_odd.o sum_between_even_odd.o sum_before_even_and_after_odd.o</text:p>
      <text:p text:style-name="P21"><text:tab/>gcc menu.o index_first_even.o index_last_odd.o sum_between_even_odd.o sum_before_even_and_after_odd.o -o menu</text:p>
      <text:p text:style-name="P21"/>
      <text:p text:style-name="P21">menu.o: menu.c index_first_even.h index_last_odd.h sum_between_even_odd.h sum_before_even_and_after_odd.h</text:p>
      <text:p text:style-name="P21"><text:tab/>gcc -c menu.c</text:p>
      <text:p text:style-name="P21"/>
      <text:p text:style-name="P21">index_first_even.o: index_first_even.c index_first_even.h</text:p>
      <text:p text:style-name="P21"><text:tab/>gcc -c index_first_even.c</text:p>
      <text:p text:style-name="P21"/>
      <text:p text:style-name="P21">index_last_odd.o: index_last_odd.c index_last_odd.h</text:p>
      <text:p text:style-name="P21"><text:tab/>gcc -c index_last_odd.c</text:p>
      <text:p text:style-name="P21"/>
      <text:p text:style-name="P21">sum_between_even_odd.o: sum_between_even_odd.c sum_between_even_odd.h index_first_even.h index_first_even.h</text:p>
      <text:p text:style-name="P21"><text:tab/>gcc -c sum_between_even_odd.c</text:p>
      <text:p text:style-name="P21"/>
      <text:p text:style-name="P21">sum_before_even_and_after_odd.o: sum_before_even_and_after_odd.c sum_before_even_and_after_odd.h index_first_even.h index_first_even.h</text:p>
      <text:p text:style-name="P21"><text:tab/>gcc -c sum_before_even_and_after_odd.c</text:p>
      <text:p text:style-name="P26">Название файла: sum_before_even_and_after_odd.c</text:p>
      <text:p text:style-name="P21">#include &lt;stdio.h&gt;</text:p>
      <text:p text:style-name="P21">#include &lt;stdlib.h&gt;</text:p>
      <text:p text:style-name="P21">#include "sum_before_even_and_after_odd.h"</text:p>
      <text:p text:style-name="P21">#include "index_first_even.h"</text:p>
      <text:p text:style-name="P21">#include "index_last_odd.h"</text:p>
      <text:p text:style-name="P21"/>
      <text:p text:style-name="P21"><text:soft-page-break/>int sum_before_even_and_after_odd(int arr[], int n){</text:p>
      <text:p text:style-name="P21"><text:tab/>int i1 = index_first_even(arr, n);</text:p>
      <text:p text:style-name="P21"><text:tab/>int i2 = index_last_odd(arr, n);</text:p>
      <text:p text:style-name="P21"><text:tab/>int sum = 0;</text:p>
      <text:p text:style-name="P21"><text:tab/>for(int i = 0;i &lt; i1; i++)</text:p>
      <text:p text:style-name="P21"><text:tab/><text:tab/>sum += abs(arr[i]);</text:p>
      <text:p text:style-name="P21"><text:tab/>for(int i = i2;i &lt; n; i++)</text:p>
      <text:p text:style-name="P21"><text:tab/><text:tab/>sum += abs(arr[i]);</text:p>
      <text:p text:style-name="P21"><text:tab/>return sum;</text:p>
      <text:p text:style-name="P21">}</text:p>
      <text:p text:style-name="P26">Название файла: sum_before_even_and_after_odd.h</text:p>
      <text:p text:style-name="P21">#include &lt;stdio.h&gt;</text:p>
      <text:p text:style-name="P21">#include &lt;stdlib.h&gt;</text:p>
      <text:p text:style-name="P21"/>
      <text:p text:style-name="P21">int sum_before_even_and_after_odd(int arr[], int n);</text:p>
      <text:p text:style-name="P21"><text:tab/>Название файла: sum_between_even_odd.c</text:p>
      <text:p text:style-name="P21">#include &lt;stdio.h&gt;</text:p>
      <text:p text:style-name="P21">#include &lt;stdlib.h&gt;</text:p>
      <text:p text:style-name="P21">#include "sum_between_even_odd.h"</text:p>
      <text:p text:style-name="P21">#include "index_first_even.h"</text:p>
      <text:p text:style-name="P21">#include "index_last_odd.h"</text:p>
      <text:p text:style-name="P21"/>
      <text:p text:style-name="P21">int sum_between_even_odd(int arr[], int n){</text:p>
      <text:p text:style-name="P21"><text:tab/>int i1 = index_first_even(arr, n);</text:p>
      <text:p text:style-name="P21"><text:tab/>int i2 = index_last_odd(arr, n);</text:p>
      <text:p text:style-name="P21"><text:tab/>int sum = 0;</text:p>
      <text:p text:style-name="P21"><text:soft-page-break/><text:tab/>for(int i = i1;i &lt; i2; i++)</text:p>
      <text:p text:style-name="P21"><text:tab/><text:tab/>sum += abs(arr[i]);</text:p>
      <text:p text:style-name="P21"><text:tab/>return sum;</text:p>
      <text:p text:style-name="P21">}</text:p>
      <text:p text:style-name="P21"><text:tab/>Название файла: sum_between_even_odd.h</text:p>
      <text:p text:style-name="P21">#include &lt;stdio.h&gt;</text:p>
      <text:p text:style-name="P21">#include &lt;stdlib.h&gt;</text:p>
      <text:p text:style-name="P21"/>
      <text:p text:style-name="P21">int sum_between_even_odd(int arr[], int n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7T18:43:38.928951158</meta:creation-date>
    <dc:date>2021-11-14T21:03:16.404003268</dc:date>
    <meta:editing-duration>PT5M21S</meta:editing-duration>
    <meta:editing-cycles>2</meta:editing-cycles>
    <meta:generator>LibreOffice/7.0.4.2$Linux_X86_64 LibreOffice_project/00$Build-2</meta:generator>
    <meta:document-statistic meta:table-count="1" meta:image-count="0" meta:object-count="0" meta:page-count="9" meta:paragraph-count="175" meta:word-count="660" meta:character-count="5578" meta:non-whitespace-character-count="4816"/>
  </office:meta>
</office:document-meta>
</file>